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889in" fo:margin-left="-0.0521in" fo:margin-top="0in" fo:margin-bottom="0in" table:align="left"/>
    </style:style>
    <style:style style:name="Table1.A" style:family="table-column">
      <style:table-column-properties style:column-width="2.791in"/>
    </style:style>
    <style:style style:name="Table1.B" style:family="table-column">
      <style:table-column-properties style:column-width="3.497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99in" fo:padding-right="0.075in" fo:padding-top="0in" fo:padding-bottom="0in" fo:border="0.75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 style:master-page-name="Standard">
      <style:paragraph-properties fo:margin-left="0.1043in" fo:margin-right="0.1043in" fo:margin-top="0.1043in" fo:margin-bottom="0.1043in" loext:contextual-spacing="false" fo:line-height="100%" fo:text-align="center" style:justify-single-word="false" fo:text-indent="0in" style:auto-text-indent="false" style:page-number="1"/>
    </style:style>
    <style:style style:name="P3" style:family="paragraph" style:parent-style-name="Standard">
      <style:paragraph-properties fo:margin-top="0in" fo:margin-bottom="0.1945in" loext:contextual-spacing="false" fo:line-height="100%"/>
    </style:style>
    <style:style style:name="P4" style:family="paragraph" style:parent-style-name="Standard" style:list-style-name="WWNum6">
      <style:paragraph-properties fo:margin-left="0in" fo:margin-right="0in" fo:margin-top="0.1945in" fo:margin-bottom="0.111in" loext:contextual-spacing="false" fo:line-height="100%" fo:text-indent="-0.25in" style:auto-text-indent="false"/>
    </style:style>
    <style:style style:name="P5" style:family="paragraph" style:parent-style-name="Standard" style:list-style-name="WWNum7">
      <style:paragraph-properties fo:margin-left="0in" fo:margin-right="0in" fo:margin-top="0.1945in" fo:margin-bottom="0.111in" loext:contextual-spacing="false" fo:line-height="100%" fo:text-indent="-0.25in" style:auto-text-indent="false"/>
    </style:style>
    <style:style style:name="P6" style:family="paragraph" style:parent-style-name="Standard" style:list-style-name="WWNum8">
      <style:paragraph-properties fo:margin-left="0in" fo:margin-right="0in" fo:margin-top="0.1945in" fo:margin-bottom="0.111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in" fo:margin-right="0in" fo:margin-top="0.1945in" fo:margin-bottom="0.111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in" fo:margin-right="0in" fo:margin-top="0.1945in" fo:margin-bottom="0.111in" loext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0in" fo:margin-right="0in" fo:margin-top="0.1945in" fo:margin-bottom="0.111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in" fo:margin-right="0in" fo:margin-top="0.1945in" fo:margin-bottom="0.111in" loext:contextual-spacing="false" fo:line-height="100%" fo:text-indent="-0.25in" style:auto-text-indent="false"/>
    </style:style>
    <style:style style:name="P11" style:family="paragraph" style:parent-style-name="Standard" style:list-style-name="WWNum5">
      <style:paragraph-properties fo:margin-left="0in" fo:margin-right="0in" fo:margin-top="0.1945in" fo:margin-bottom="0.111in" loext:contextual-spacing="false" fo:line-height="100%" fo:text-indent="-0.25in" style:auto-text-indent="false"/>
    </style:style>
    <style:style style:name="T1" style:family="text">
      <style:text-properties fo:color="#009999" style:font-name="Arial" fo:font-size="18pt" fo:font-weight="bold" style:font-name-asian="Arial1" style:font-size-asian="18pt" style:font-weight-asian="bold" style:font-name-complex="Arial1" style:font-size-complex="18pt"/>
    </style:style>
    <style:style style:name="T2" style:family="text">
      <style:text-properties fo:color="#ff6600" style:font-name="Arial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fo:color="#000000" style:font-name="Arial" fo:font-size="12pt" style:font-name-asian="Arial1" style:font-size-asian="12pt" style:font-name-complex="Arial1" style:font-size-complex="12pt"/>
    </style:style>
    <style:style style:name="T4" style:family="text">
      <style:text-properties fo:color="#000000"/>
    </style:style>
    <style:style style:name="T5" style:family="text">
      <style:text-properties fo:color="#0563c1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hat's the difference? Present Perfect and Past Simpl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2">Present Perfect Simple</text:span></text:p>
          </table:table-cell>
          <table:table-cell table:style-name="Table1.A1" office:value-type="string">
            <text:p text:style-name="P1"><text:span text:style-name="T2">Past Simpl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Unfinished actions that started in the past and continue to the present:</text:span></text:p>
            <text:list xml:id="list1114764637" text:style-name="WWNum6">
              <text:list-item>
                <text:p text:style-name="P4"><text:span text:style-name="T3">I</text:span><text:span text:style-name="T2">'ve known</text:span><text:span text:style-name="T3"> Julie for ten years (and I still know her).</text:span></text:p>
              </text:list-item>
            </text:list>
          </table:table-cell>
          <table:table-cell table:style-name="Table1.A1" office:value-type="string">
            <text:p text:style-name="P3"><text:span text:style-name="T3">Finished actions:</text:span></text:p>
            <text:list xml:id="list2166139104" text:style-name="WWNum7">
              <text:list-item>
                <text:p text:style-name="P5"><text:span text:style-name="T3">I </text:span><text:span text:style-name="T2">knew</text:span><text:span text:style-name="T3"> Julie for ten years (but then she moved away and we lost touch)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<text:span text:style-name="T3">A finished action in someone's life (when the person is still alive: life experience):</text:span></text:p>
            <text:list xml:id="list2213775595" text:style-name="WWNum8">
              <text:list-item>
                <text:p text:style-name="P6"><text:span text:style-name="T3">My brother </text:span><text:span text:style-name="T2">has been</text:span><text:span text:style-name="T3"> to Mexico three times.</text:span></text:p>
              </text:list-item>
            </text:list>
          </table:table-cell>
          <table:table-cell table:style-name="Table1.A1" office:value-type="string">
            <text:p text:style-name="P3"><text:span text:style-name="T3">A finished action in someone's life (when the person is dead):</text:span></text:p>
            <text:list xml:id="list1809695651" text:style-name="WWNum1">
              <text:list-item>
                <text:p text:style-name="P7"><text:span text:style-name="T3">My great-grandmother </text:span><text:span text:style-name="T2">went</text:span><text:span text:style-name="T3"> to Mexico three times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<text:span text:style-name="T3">A finished action with a result in the present:</text:span></text:p>
            <text:list xml:id="list1619948778" text:style-name="WWNum2">
              <text:list-item>
                <text:p text:style-name="P8"><text:span text:style-name="T3">I</text:span><text:span text:style-name="T2">'ve lost</text:span><text:span text:style-name="T3"> my keys! (The result is that I can't get into my house now).</text:span></text:p>
              </text:list-item>
            </text:list>
          </table:table-cell>
          <table:table-cell table:style-name="Table1.A1" office:value-type="string">
            <text:p text:style-name="P3"><text:span text:style-name="T3">A finished action with no result in the present:</text:span></text:p>
            <text:list xml:id="list3824892652" text:style-name="WWNum3">
              <text:list-item>
                <text:p text:style-name="P9"><text:span text:style-name="T3">I </text:span><text:span text:style-name="T2">lost</text:span><text:span text:style-name="T3"> my keys yesterday. It was terrible! (Now there is no result. I got new keys yesterday)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<text:span text:style-name="T3">With an unfinished time word (this week, this month, today):</text:span></text:p>
            <text:list xml:id="list205810419" text:style-name="WWNum4">
              <text:list-item>
                <text:p text:style-name="P10"><text:span text:style-name="T3">I</text:span><text:span text:style-name="T2">'ve seen</text:span><text:span text:style-name="T3"> John this week.</text:span></text:p>
              </text:list-item>
            </text:list>
          </table:table-cell>
          <table:table-cell table:style-name="Table1.A1" office:value-type="string">
            <text:p text:style-name="P3"><text:span text:style-name="T3">With a finished time word (last week, last month, yesterday):</text:span></text:p>
            <text:list xml:id="list3034468355" text:style-name="WWNum5">
              <text:list-item>
                <text:p text:style-name="P11"><text:span text:style-name="T3">I </text:span><text:span text:style-name="T2">saw</text:span><text:span text:style-name="T3"> John last week.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><text:a xlink:type="simple" xlink:href="https://www.perfect-english-grammar.com/past-simple-present-perfect-1.html" text:style-name="ListLabel_20_73" text:visited-style-name="ListLabel_20_73"><text:span text:style-name="T5">https://www.perfect-english-grammar.com/past-simple-present-perfect-1.html</text:span></text:a></text:p>
      <text:p text:style-name="Standard"><text:a xlink:type="simple" xlink:href="https://www.perfect-english-grammar.com/past-simple-present-perfect-2.html" text:style-name="ListLabel_20_73" text:visited-style-name="ListLabel_20_73"><text:span text:style-name="T5">https://www.perfect-english-grammar.com/past-simple-present-perfect-2.html</text:span></text:a></text:p>
      <text:p text:style-name="Standard"><text:a xlink:type="simple" xlink:href="https://www.perfect-english-grammar.com/past-simple-present-perfect-3.html" text:style-name="ListLabel_20_73" text:visited-style-name="ListLabel_20_73"><text:span text:style-name="T5">https://www.perfect-english-grammar.com/past-simple-present-perfect-3.html</text:span></text:a></text:p>
      <text:p text:style-name="Standard"><text:bookmark text:name="_gjdgxs"/><text:a xlink:type="simple" xlink:href="https://www.perfect-english-grammar.com/past-simple-present-perfect-4.html" text:style-name="ListLabel_20_73" text:visited-style-name="ListLabel_20_73"><text:span text:style-name="T5">https://www.perfect-english-grammar.com/past-simple-present-perfect-4.html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3" style:display-name="ListLabel 73" style:family="text">
      <style:text-properties fo:color="#0563c1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58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61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62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67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68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0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71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3" meta:word-count="186" meta:character-count="1270" meta:non-whitespace-character-count="1114"/>
    <meta:generator>LibreOfficeDev/6.0.5.2$Linux_X86_64 LibreOffice_project/</meta:generator>
  </office:meta>
</office:document-meta>
</file>